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49.14mm" svg:y="437.05mm">
            <loext:p draw:notify-on-update-of-ranges="Sheet1.C3:Sheet1.C3 Sheet1.C4:Sheet1.C96 Sheet1.D3:Sheet1.D3 Sheet1.D4:Sheet1.D96 Sheet1.E3:Sheet1.E3 Sheet1.E4:Sheet1.E96 Sheet1.F3:Sheet1.F3 Sheet1.F4:Sheet1.F96 Sheet1.G3:Sheet1.G3 Sheet1.G4:Sheet1.G96 Sheet1.H3:Sheet1.H3 Sheet1.H4:Sheet1.H96 Sheet1.I3:Sheet1.I3 Sheet1.I4:Sheet1.I96 Sheet1.J3:Sheet1.J3 Sheet1.J4:Sheet1.J96 Sheet1.K3:Sheet1.K3 Sheet1.K4:Sheet1.K96 Sheet1.L3:Sheet1.L3 Sheet1.L4:Sheet1.L96 Sheet1.M3:Sheet1.M3 Sheet1.M4:Sheet1.M96 Sheet1.N3:Sheet1.N3 Sheet1.N4:Sheet1.N96 Sheet1.O3:Sheet1.O3 Sheet1.O4:Sheet1.O96 Sheet1.P3:Sheet1.P3 Sheet1.P4:Sheet1.P96 Sheet1.Q3:Sheet1.Q3 Sheet1.Q4:Sheet1.Q96 Sheet1.R3:Sheet1.R3 Sheet1.R4:Sheet1.R96 Sheet1.S3:Sheet1.S3 Sheet1.S4:Sheet1.S96 Sheet1.T3:Sheet1.T3 Sheet1.T4:Sheet1.T96 Sheet1.U3:Sheet1.U3 Sheet1.U4:Sheet1.U96 Sheet1.V3:Sheet1.V3 Sheet1.V4:Sheet1.V96 Sheet1.W3:Sheet1.W3 Sheet1.W4:Sheet1.W96 Sheet1.X3:Sheet1.X3 Sheet1.X4:Sheet1.X96 Sheet1.Y3:Sheet1.Y3 Sheet1.Y4:Sheet1.Y96 Sheet1.Z3:Sheet1.Z3 Sheet1.Z4:Sheet1.Z96 Sheet1.AA3:Sheet1.AA3 Sheet1.AA4:Sheet1.AA96 Sheet1.AB3:Sheet1.AB3 Sheet1.AB4:Sheet1.AB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8" calcext:value-type="float">
            <text:p>8.0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21"/>
          <table:table-cell table:formula="of:=SUM([.D4:.AC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21"/>
          <table:table-cell table:formula="of:=SUM([.D5:.AC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20"/>
          <table:table-cell table:formula="of:=SUM([.D6:.AC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20"/>
          <table:table-cell table:formula="of:=SUM([.D7:.AC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20"/>
          <table:table-cell table:formula="of:=SUM([.D8:.AC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20"/>
          <table:table-cell table:formula="of:=SUM([.D9:.AC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9"/>
          <table:table-cell table:formula="of:=SUM([.D10:.AC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9"/>
          <table:table-cell table:formula="of:=SUM([.D11:.AC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19"/>
          <table:table-cell table:formula="of:=SUM([.D12:.AC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19"/>
          <table:table-cell table:formula="of:=SUM([.D13:.AC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19"/>
          <table:table-cell table:formula="of:=SUM([.D14:.AC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19"/>
          <table:table-cell table:formula="of:=SUM([.D15:.AC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8"/>
          <table:table-cell table:formula="of:=SUM([.D16:.AC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8"/>
          <table:table-cell table:formula="of:=SUM([.D17:.AC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6"/>
          <table:table-cell table:formula="of:=SUM([.D18:.AC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6"/>
          <table:table-cell table:formula="of:=SUM([.D19:.AC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16"/>
          <table:table-cell table:formula="of:=SUM([.D20:.AC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5"/>
          <table:table-cell table:formula="of:=SUM([.D21:.AC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5"/>
          <table:table-cell table:formula="of:=SUM([.D22:.AC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4"/>
          <table:table-cell table:formula="of:=SUM([.D23:.AC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4"/>
          <table:table-cell table:formula="of:=SUM([.D24:.AC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4"/>
          <table:table-cell table:formula="of:=SUM([.D25:.AC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14"/>
          <table:table-cell table:formula="of:=SUM([.D26:.AC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4"/>
          <table:table-cell table:formula="of:=SUM([.D27:.AC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2"/>
          <table:table-cell table:formula="of:=SUM([.D28:.AC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2"/>
          <table:table-cell table:formula="of:=SUM([.D29:.AC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2"/>
          <table:table-cell table:formula="of:=SUM([.D30:.AC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12"/>
          <table:table-cell table:formula="of:=SUM([.D31:.AC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12"/>
          <table:table-cell table:formula="of:=SUM([.D32:.AC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12"/>
          <table:table-cell table:formula="of:=SUM([.D33:.AC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12"/>
          <table:table-cell table:formula="of:=SUM([.D34:.AC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35:.AC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1"/>
          <table:table-cell table:formula="of:=SUM([.D36:.AC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1"/>
          <table:table-cell table:formula="of:=SUM([.D37:.AC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11"/>
          <table:table-cell table:formula="of:=SUM([.D38:.AC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0"/>
          <table:table-cell table:formula="of:=SUM([.D39:.AC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0"/>
          <table:table-cell table:formula="of:=SUM([.D40:.AC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10"/>
          <table:table-cell table:formula="of:=SUM([.D41:.AC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10"/>
          <table:table-cell table:formula="of:=SUM([.D42:.AC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10"/>
          <table:table-cell table:formula="of:=SUM([.D43:.AC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10"/>
          <table:table-cell table:formula="of:=SUM([.D44:.AC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10"/>
          <table:table-cell table:formula="of:=SUM([.D45:.AC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10"/>
          <table:table-cell table:formula="of:=SUM([.D46:.AC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10"/>
          <table:table-cell table:formula="of:=SUM([.D47:.AC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10"/>
          <table:table-cell table:formula="of:=SUM([.D48:.AC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9"/>
          <table:table-cell table:formula="of:=SUM([.D49:.AC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9"/>
          <table:table-cell table:formula="of:=SUM([.D50:.AC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table:number-columns-repeated="8"/>
          <table:table-cell table:formula="of:=SUM([.D51:.AC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table:number-columns-repeated="8"/>
          <table:table-cell table:formula="of:=SUM([.D52:.AC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number-columns-repeated="8"/>
          <table:table-cell table:formula="of:=SUM([.D53:.AC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 table:number-columns-repeated="8"/>
          <table:table-cell table:formula="of:=SUM([.D54:.AC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table:number-columns-repeated="8"/>
          <table:table-cell table:formula="of:=SUM([.D55:.AC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8"/>
          <table:table-cell table:formula="of:=SUM([.D56:.AC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 table:number-columns-repeated="8"/>
          <table:table-cell table:formula="of:=SUM([.D57:.AC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table:number-columns-repeated="8"/>
          <table:table-cell table:formula="of:=SUM([.D58:.AC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 table:number-columns-repeated="8"/>
          <table:table-cell table:formula="of:=SUM([.D59:.AC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 table:number-columns-repeated="8"/>
          <table:table-cell table:formula="of:=SUM([.D60:.AC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SUM([.D61:.AC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SUM([.D62:.AC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6.7" calcext:value-type="float">
            <text:p>6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SUM([.D63:.AC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formula="of:=SUM([.D64:.AC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6"/>
          <table:table-cell table:formula="of:=SUM([.D65:.AC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table:formula="of:=SUM([.D66:.AC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table:formula="of:=SUM([.D67:.AC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5.1" calcext:value-type="float">
            <text:p>5.1</text:p>
          </table:table-cell>
          <table:table-cell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table:formula="of:=SUM([.D68:.AC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table:formula="of:=SUM([.D69:.AC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.1" calcext:value-type="float">
            <text:p>5.1</text:p>
          </table:table-cell>
          <table:table-cell table:number-columns-repeated="5"/>
          <table:table-cell table:formula="of:=SUM([.D70:.AC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7.9" calcext:value-type="float">
            <text:p>7.9</text:p>
          </table:table-cell>
          <table:table-cell table:number-columns-repeated="5"/>
          <table:table-cell table:formula="of:=SUM([.D71:.AC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SUM([.D72:.AC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SUM([.D73:.AC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SUM([.D74:.AC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.2" calcext:value-type="float">
            <text:p>1.2</text:p>
          </table:table-cell>
          <table:table-cell table:number-columns-repeated="4"/>
          <table:table-cell table:formula="of:=SUM([.D75:.AC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4"/>
          <table:table-cell table:formula="of:=SUM([.D76:.AC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9.4" calcext:value-type="float">
            <text:p>19.4</text:p>
          </table:table-cell>
          <table:table-cell office:value-type="float" office:value="4.6" calcext:value-type="float">
            <text:p>4.6</text:p>
          </table:table-cell>
          <table:table-cell table:number-columns-repeated="4"/>
          <table:table-cell table:formula="of:=SUM([.D77:.AC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office:value-type="float" office:value="7.5" calcext:value-type="float">
            <text:p>7.5</text:p>
          </table:table-cell>
          <table:table-cell table:number-columns-repeated="4"/>
          <table:table-cell table:formula="of:=SUM([.D78:.AC78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6-01" calcext:value-type="date">
            <text:p>2016-06-01</text:p>
          </table:table-cell>
          <table:table-cell table:number-columns-repeated="26"/>
          <table:table-cell table:formula="of:=SUM([.D79:.AC7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07-01" calcext:value-type="date">
            <text:p>2016-07-01</text:p>
          </table:table-cell>
          <table:table-cell table:number-columns-repeated="26"/>
          <table:table-cell table:formula="of:=SUM([.D80:.AC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21.4" calcext:value-type="float">
            <text:p>21.4</text:p>
          </table:table-cell>
          <table:table-cell office:value-type="float" office:value="15.2" calcext:value-type="float">
            <text:p>15.2</text:p>
          </table:table-cell>
          <table:table-cell table:number-columns-repeated="4"/>
          <table:table-cell table:formula="of:=SUM([.D81:.AC81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9-01" calcext:value-type="date">
            <text:p>2016-09-01</text:p>
          </table:table-cell>
          <table:table-cell table:number-columns-repeated="26"/>
          <table:table-cell table:formula="of:=SUM([.D82:.AC8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number-columns-repeated="26"/>
          <table:table-cell table:formula="of:=SUM([.D83:.AC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22.8" calcext:value-type="float">
            <text:p>22.8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SUM([.D84:.AC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23.2" calcext:value-type="float">
            <text:p>23.2</text:p>
          </table:table-cell>
          <table:table-cell office:value-type="float" office:value="26.3" calcext:value-type="float">
            <text:p>26.3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5:.AC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3.3" calcext:value-type="float">
            <text:p>23.3</text:p>
          </table:table-cell>
          <table:table-cell office:value-type="float" office:value="29.6" calcext:value-type="float">
            <text:p>29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SUM([.D86:.AC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SUM([.D87:.AC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3.1" calcext:value-type="float">
            <text:p>23.1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formula="of:=SUM([.D88:.A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.2" calcext:value-type="float">
            <text:p>31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formula="of:=SUM([.D89:.AC8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JY22-7TDK" xlink:type="simple">https://perma.cc/JY22-7TDK</text:a></text:p>
          </table:table-cell>
          <table:table-cell office:value-type="date" office:date-value="2017-05-02" calcext:value-type="date">
            <text:p>2017-05-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3.3" calcext:value-type="float">
            <text:p>23.3</text:p>
          </table:table-cell>
          <table:table-cell office:value-type="float" office:value="31.2" calcext:value-type="float">
            <text:p>31.2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D90:.AC9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H6ML-RELH" xlink:type="simple">https://perma.cc/H6ML-RELH</text:a></text:p>
          </table:table-cell>
          <table:table-cell office:value-type="date" office:date-value="2017-06-05" calcext:value-type="date">
            <text:p>2017-06-05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31.2" calcext:value-type="float">
            <text:p>31.2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SUM([.D91:.AC9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WNZ8-P37M" xlink:type="simple">https://perma.cc/WNZ8-P37M</text:a></text:p>
          </table:table-cell>
          <table:table-cell office:value-type="date" office:date-value="2017-07-06" calcext:value-type="date">
            <text:p>2017-07-06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31.8" calcext:value-type="float">
            <text:p>31.8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formula="of:=SUM([.D92:.AC9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8VX2-UAQS" xlink:type="simple">https://perma.cc/8VX2-UAQS</text:a></text:p>
          </table:table-cell>
          <table:table-cell office:value-type="date" office:date-value="2017-08-08" calcext:value-type="date">
            <text:p>2017-08-08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21.8" calcext:value-type="float">
            <text:p>21.8</text:p>
          </table:table-cell>
          <table:table-cell office:value-type="float" office:value="32.3" calcext:value-type="float">
            <text:p>32.3</text:p>
          </table:table-cell>
          <table:table-cell office:value-type="float" office:value="12.3" calcext:value-type="float">
            <text:p>12.3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table:formula="of:=SUM([.D93:.AC9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UR8N-7N9N" xlink:type="simple">https://perma.cc/UR8N-7N9N</text:a></text:p>
          </table:table-cell>
          <table:table-cell office:value-type="date" office:date-value="2017-09-11" calcext:value-type="date">
            <text:p>2017-09-1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1.7" calcext:value-type="float">
            <text:p>21.7</text:p>
          </table:table-cell>
          <table:table-cell office:value-type="float" office:value="32.2" calcext:value-type="float">
            <text:p>32.2</text:p>
          </table:table-cell>
          <table:table-cell office:value-type="float" office:value="14.2" calcext:value-type="float">
            <text:p>14.2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formula="of:=SUM([.D94:.AC9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AWV-USPF" xlink:type="simple">https://perma.cc/7AWV-USPF</text:a></text:p>
          </table:table-cell>
          <table:table-cell office:value-type="date" office:date-value="2017-10-02" calcext:value-type="date">
            <text:p>2017-10-02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SUM([.D95:.AC9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6XPB-JN8X" xlink:type="simple">https://perma.cc/6XPB-JN8X</text:a></text:p>
          </table:table-cell>
          <table:table-cell office:value-type="date" office:date-value="2017-11-09" calcext:value-type="date">
            <text:p>2017-11-09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0.8" calcext:value-type="float">
            <text:p>20.8</text:p>
          </table:table-cell>
          <table:table-cell office:value-type="float" office:value="30.9" calcext:value-type="float">
            <text:p>30.9</text:p>
          </table:table-cell>
          <table:table-cell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SUM([.D96:.AC96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4:14:19.874853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7-11-14T14:16:40.878970416</dc:date>
    <meta:editing-duration>P3DT2H11M46S</meta:editing-duration>
    <meta:editing-cycles>48</meta:editing-cycles>
    <meta:generator>LibreOffice/5.1.6.2$Linux_X86_64 LibreOffice_project/10m0$Build-2</meta:generator>
    <meta:document-statistic meta:table-count="1" meta:cell-count="11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068cm" svg:y="17.275cm" style:legend-expansion="wide" chart:style-name="ch3"/>
        <chart:plot-area chart:style-name="ch4" table:cell-range-address="Sheet1.C3:Sheet1.AB96" chart:data-source-has-labels="both" svg:x="1.519cm" svg:y="1.677cm" svg:width="23.374cm" svg:height="14.236cm">
          <chartooo:coordinate-region svg:x="2.618cm" svg:y="1.876cm" svg:width="22.275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96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96" chart:label-cell-address="Sheet1.D3:Sheet1.D3" chart:class="chart:area">
            <chart:data-point chart:repeated="93"/>
          </chart:series>
          <chart:series chart:style-name="ch11" chart:values-cell-range-address="Sheet1.E4:Sheet1.E96" chart:label-cell-address="Sheet1.E3:Sheet1.E3" chart:class="chart:area">
            <chart:data-point chart:repeated="93"/>
          </chart:series>
          <chart:series chart:style-name="ch12" chart:values-cell-range-address="Sheet1.F4:Sheet1.F96" chart:label-cell-address="Sheet1.F3:Sheet1.F3" chart:class="chart:area">
            <chart:data-point chart:repeated="93"/>
          </chart:series>
          <chart:series chart:style-name="ch13" chart:values-cell-range-address="Sheet1.G4:Sheet1.G96" chart:label-cell-address="Sheet1.G3:Sheet1.G3" chart:class="chart:area">
            <chart:data-point chart:repeated="93"/>
          </chart:series>
          <chart:series chart:style-name="ch14" chart:values-cell-range-address="Sheet1.H4:Sheet1.H96" chart:label-cell-address="Sheet1.H3:Sheet1.H3" chart:class="chart:area">
            <chart:data-point chart:repeated="93"/>
          </chart:series>
          <chart:series chart:style-name="ch15" chart:values-cell-range-address="Sheet1.I4:Sheet1.I96" chart:label-cell-address="Sheet1.I3:Sheet1.I3" chart:class="chart:area">
            <chart:data-point chart:repeated="93"/>
          </chart:series>
          <chart:series chart:style-name="ch16" chart:values-cell-range-address="Sheet1.J4:Sheet1.J96" chart:label-cell-address="Sheet1.J3:Sheet1.J3" chart:class="chart:area">
            <chart:data-point chart:repeated="93"/>
          </chart:series>
          <chart:series chart:style-name="ch17" chart:values-cell-range-address="Sheet1.K4:Sheet1.K96" chart:label-cell-address="Sheet1.K3:Sheet1.K3" chart:class="chart:area">
            <chart:data-point chart:repeated="93"/>
          </chart:series>
          <chart:series chart:style-name="ch18" chart:values-cell-range-address="Sheet1.L4:Sheet1.L96" chart:label-cell-address="Sheet1.L3:Sheet1.L3" chart:class="chart:area">
            <chart:data-point chart:repeated="93"/>
          </chart:series>
          <chart:series chart:style-name="ch19" chart:values-cell-range-address="Sheet1.M4:Sheet1.M96" chart:label-cell-address="Sheet1.M3:Sheet1.M3" chart:class="chart:area">
            <chart:data-point chart:repeated="93"/>
          </chart:series>
          <chart:series chart:style-name="ch20" chart:values-cell-range-address="Sheet1.N4:Sheet1.N96" chart:label-cell-address="Sheet1.N3:Sheet1.N3" chart:class="chart:area">
            <chart:data-point chart:repeated="93"/>
          </chart:series>
          <chart:series chart:style-name="ch21" chart:values-cell-range-address="Sheet1.O4:Sheet1.O96" chart:label-cell-address="Sheet1.O3:Sheet1.O3" chart:class="chart:area">
            <chart:data-point chart:repeated="93"/>
          </chart:series>
          <chart:series chart:style-name="ch10" chart:values-cell-range-address="Sheet1.P4:Sheet1.P96" chart:label-cell-address="Sheet1.P3:Sheet1.P3" chart:class="chart:area">
            <chart:data-point chart:repeated="93"/>
          </chart:series>
          <chart:series chart:style-name="ch11" chart:values-cell-range-address="Sheet1.Q4:Sheet1.Q96" chart:label-cell-address="Sheet1.Q3:Sheet1.Q3" chart:class="chart:area">
            <chart:data-point chart:repeated="93"/>
          </chart:series>
          <chart:series chart:style-name="ch12" chart:values-cell-range-address="Sheet1.R4:Sheet1.R96" chart:label-cell-address="Sheet1.R3:Sheet1.R3" chart:class="chart:area">
            <chart:data-point chart:repeated="93"/>
          </chart:series>
          <chart:series chart:style-name="ch13" chart:values-cell-range-address="Sheet1.S4:Sheet1.S96" chart:label-cell-address="Sheet1.S3:Sheet1.S3" chart:class="chart:area">
            <chart:data-point chart:repeated="93"/>
          </chart:series>
          <chart:series chart:style-name="ch14" chart:values-cell-range-address="Sheet1.T4:Sheet1.T96" chart:label-cell-address="Sheet1.T3:Sheet1.T3" chart:class="chart:area">
            <chart:data-point chart:repeated="93"/>
          </chart:series>
          <chart:series chart:style-name="ch22" chart:values-cell-range-address="Sheet1.U4:Sheet1.U96" chart:label-cell-address="Sheet1.U3:Sheet1.U3" chart:class="chart:area">
            <chart:data-point chart:repeated="93"/>
          </chart:series>
          <chart:series chart:style-name="ch16" chart:values-cell-range-address="Sheet1.V4:Sheet1.V96" chart:label-cell-address="Sheet1.V3:Sheet1.V3" chart:class="chart:area">
            <chart:data-point chart:repeated="93"/>
          </chart:series>
          <chart:series chart:style-name="ch17" chart:values-cell-range-address="Sheet1.W4:Sheet1.W96" chart:label-cell-address="Sheet1.W3:Sheet1.W3" chart:class="chart:area">
            <chart:data-point chart:repeated="93"/>
          </chart:series>
          <chart:series chart:style-name="ch18" chart:values-cell-range-address="Sheet1.X4:Sheet1.X96" chart:label-cell-address="Sheet1.X3:Sheet1.X3" chart:class="chart:area">
            <chart:data-point chart:repeated="93"/>
          </chart:series>
          <chart:series chart:style-name="ch19" chart:values-cell-range-address="Sheet1.Y4:Sheet1.Y96" chart:label-cell-address="Sheet1.Y3:Sheet1.Y3" chart:class="chart:area">
            <chart:data-point chart:repeated="93"/>
          </chart:series>
          <chart:series chart:style-name="ch20" chart:values-cell-range-address="Sheet1.Z4:Sheet1.Z96" chart:label-cell-address="Sheet1.Z3:Sheet1.Z3" chart:class="chart:area">
            <chart:data-point chart:repeated="93"/>
          </chart:series>
          <chart:series chart:style-name="ch21" chart:values-cell-range-address="Sheet1.AA4:Sheet1.AA96" chart:label-cell-address="Sheet1.AA3:Sheet1.AA3" chart:class="chart:area">
            <chart:data-point chart:repeated="93"/>
          </chart:series>
          <chart:series chart:style-name="ch10" chart:values-cell-range-address="Sheet1.AB4:Sheet1.AB96" chart:label-cell-address="Sheet1.AB3:Sheet1.AB3" chart:class="chart:area">
            <chart:data-point chart:repeated="93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  <table:table-cell office:value-type="string">
                <text:p>8.0</text:p>
                <draw:g>
                  <svg:desc>Sheet1.AB3:Sheet1.AB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96</svg:desc>
                </draw:g>
              </table:table-cell>
              <table:table-cell office:value-type="float" office:value="0.3">
                <text:p>0.3</text:p>
                <draw:g>
                  <svg:desc>Sheet1.D4:Sheet1.D96</svg:desc>
                </draw:g>
              </table:table-cell>
              <table:table-cell office:value-type="float" office:value="27.7">
                <text:p>27.7</text:p>
                <draw:g>
                  <svg:desc>Sheet1.E4:Sheet1.E96</svg:desc>
                </draw:g>
              </table:table-cell>
              <table:table-cell office:value-type="float" office:value="54.2">
                <text:p>54.2</text:p>
                <draw:g>
                  <svg:desc>Sheet1.F4:Sheet1.F96</svg:desc>
                </draw:g>
              </table:table-cell>
              <table:table-cell office:value-type="float" office:value="2.9">
                <text:p>2.9</text:p>
                <draw:g>
                  <svg:desc>Sheet1.G4:Sheet1.G96</svg:desc>
                </draw:g>
              </table:table-cell>
              <table:table-cell office:value-type="float" office:value="14.8">
                <text:p>14.8</text:p>
                <draw:g>
                  <svg:desc>Sheet1.H4:Sheet1.H96</svg:desc>
                </draw:g>
              </table:table-cell>
              <table:table-cell office:value-type="float" office:value="NaN">
                <text:p>NaN</text:p>
                <draw:g>
                  <svg:desc>Sheet1.I4:Sheet1.I96</svg:desc>
                </draw:g>
              </table:table-cell>
              <table:table-cell office:value-type="float" office:value="NaN">
                <text:p>NaN</text:p>
                <draw:g>
                  <svg:desc>Sheet1.J4:Sheet1.J96</svg:desc>
                </draw:g>
              </table:table-cell>
              <table:table-cell office:value-type="float" office:value="NaN">
                <text:p>NaN</text:p>
                <draw:g>
                  <svg:desc>Sheet1.K4:Sheet1.K96</svg:desc>
                </draw:g>
              </table:table-cell>
              <table:table-cell office:value-type="float" office:value="NaN">
                <text:p>NaN</text:p>
                <draw:g>
                  <svg:desc>Sheet1.L4:Sheet1.L96</svg:desc>
                </draw:g>
              </table:table-cell>
              <table:table-cell office:value-type="float" office:value="NaN">
                <text:p>NaN</text:p>
                <draw:g>
                  <svg:desc>Sheet1.M4:Sheet1.M96</svg:desc>
                </draw:g>
              </table:table-cell>
              <table:table-cell office:value-type="float" office:value="NaN">
                <text:p>NaN</text:p>
                <draw:g>
                  <svg:desc>Sheet1.N4:Sheet1.N96</svg:desc>
                </draw:g>
              </table:table-cell>
              <table:table-cell office:value-type="float" office:value="NaN">
                <text:p>NaN</text:p>
                <draw:g>
                  <svg:desc>Sheet1.O4:Sheet1.O96</svg:desc>
                </draw:g>
              </table:table-cell>
              <table:table-cell office:value-type="float" office:value="NaN">
                <text:p>NaN</text:p>
                <draw:g>
                  <svg:desc>Sheet1.P4:Sheet1.P96</svg:desc>
                </draw:g>
              </table:table-cell>
              <table:table-cell office:value-type="float" office:value="NaN">
                <text:p>NaN</text:p>
                <draw:g>
                  <svg:desc>Sheet1.Q4:Sheet1.Q96</svg:desc>
                </draw:g>
              </table:table-cell>
              <table:table-cell office:value-type="float" office:value="NaN">
                <text:p>NaN</text:p>
                <draw:g>
                  <svg:desc>Sheet1.R4:Sheet1.R96</svg:desc>
                </draw:g>
              </table:table-cell>
              <table:table-cell office:value-type="float" office:value="NaN">
                <text:p>NaN</text:p>
                <draw:g>
                  <svg:desc>Sheet1.S4:Sheet1.S96</svg:desc>
                </draw:g>
              </table:table-cell>
              <table:table-cell office:value-type="float" office:value="NaN">
                <text:p>NaN</text:p>
                <draw:g>
                  <svg:desc>Sheet1.T4:Sheet1.T96</svg:desc>
                </draw:g>
              </table:table-cell>
              <table:table-cell office:value-type="float" office:value="NaN">
                <text:p>NaN</text:p>
                <draw:g>
                  <svg:desc>Sheet1.U4:Sheet1.U96</svg:desc>
                </draw:g>
              </table:table-cell>
              <table:table-cell office:value-type="float" office:value="NaN">
                <text:p>NaN</text:p>
                <draw:g>
                  <svg:desc>Sheet1.V4:Sheet1.V96</svg:desc>
                </draw:g>
              </table:table-cell>
              <table:table-cell office:value-type="float" office:value="NaN">
                <text:p>NaN</text:p>
                <draw:g>
                  <svg:desc>Sheet1.W4:Sheet1.W96</svg:desc>
                </draw:g>
              </table:table-cell>
              <table:table-cell office:value-type="float" office:value="NaN">
                <text:p>NaN</text:p>
                <draw:g>
                  <svg:desc>Sheet1.X4:Sheet1.X96</svg:desc>
                </draw:g>
              </table:table-cell>
              <table:table-cell office:value-type="float" office:value="NaN">
                <text:p>NaN</text:p>
                <draw:g>
                  <svg:desc>Sheet1.Y4:Sheet1.Y96</svg:desc>
                </draw:g>
              </table:table-cell>
              <table:table-cell office:value-type="float" office:value="NaN">
                <text:p>NaN</text:p>
                <draw:g>
                  <svg:desc>Sheet1.Z4:Sheet1.Z96</svg:desc>
                </draw:g>
              </table:table-cell>
              <table:table-cell office:value-type="float" office:value="NaN">
                <text:p>NaN</text:p>
                <draw:g>
                  <svg:desc>Sheet1.AA4:Sheet1.AA96</svg:desc>
                </draw:g>
              </table:table-cell>
              <table:table-cell office:value-type="float" office:value="NaN">
                <text:p>NaN</text:p>
                <draw:g>
                  <svg:desc>Sheet1.AB4:Sheet1.AB96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3.3">
                <text:p>23.3</text:p>
              </table:table-cell>
              <table:table-cell office:value-type="float" office:value="31.2">
                <text:p>31.2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2.6">
                <text:p>22.6</text:p>
              </table:table-cell>
              <table:table-cell office:value-type="float" office:value="31.2">
                <text:p>31.2</text:p>
              </table:table-cell>
              <table:table-cell office:value-type="float" office:value="8.9">
                <text:p>8.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  <table:table-cell office:value-type="float" office:value="1.2">
                <text:p>1.2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2.3">
                <text:p>22.3</text:p>
              </table:table-cell>
              <table:table-cell office:value-type="float" office:value="31.8">
                <text:p>31.8</text:p>
              </table:table-cell>
              <table:table-cell office:value-type="float" office:value="10.6">
                <text:p>10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7">
                <text:p>2.7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21.8">
                <text:p>21.8</text:p>
              </table:table-cell>
              <table:table-cell office:value-type="float" office:value="32.3">
                <text:p>32.3</text:p>
              </table:table-cell>
              <table:table-cell office:value-type="float" office:value="12.3">
                <text:p>12.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21.7">
                <text:p>21.7</text:p>
              </table:table-cell>
              <table:table-cell office:value-type="float" office:value="32.2">
                <text:p>32.2</text:p>
              </table:table-cell>
              <table:table-cell office:value-type="float" office:value="14.2">
                <text:p>14.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.2">
                <text:p>2.2</text:p>
              </table:table-cell>
              <table:table-cell office:value-type="float" office:value="3.1">
                <text:p>3.1</text:p>
              </table:table-cell>
              <table:table-cell office:value-type="float" office:value="0.9">
                <text:p>0.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20.8">
                <text:p>20.8</text:p>
              </table:table-cell>
              <table:table-cell office:value-type="float" office:value="30.9">
                <text:p>30.9</text:p>
              </table:table-cell>
              <table:table-cell office:value-type="float" office:value="17.6">
                <text:p>17.6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